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fo:font-size="12pt" officeooo:rsid="00086015" officeooo:paragraph-rsid="000303cc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officeooo:rsid="000a3be5" officeooo:paragraph-rsid="000303cc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officeooo:rsid="000dd910" officeooo:paragraph-rsid="000303cc" style:font-size-asian="12pt" style:font-size-complex="12pt"/>
    </style:style>
    <style:style style:name="P4" style:family="paragraph" style:parent-style-name="Standard">
      <style:text-properties fo:color="#000000" loext:opacity="100%" style:font-name="Liberation Serif" fo:font-size="12pt" officeooo:rsid="00111aa1" officeooo:paragraph-rsid="000303cc" style:font-size-asian="12pt" style:font-size-complex="12pt"/>
    </style:style>
    <style:style style:name="P5" style:family="paragraph" style:parent-style-name="Standard">
      <style:text-properties fo:color="#000000" loext:opacity="100%" style:font-name="Liberation Serif" fo:font-size="12pt" officeooo:rsid="0010e179" officeooo:paragraph-rsid="000303cc" style:font-size-asian="12pt" style:font-size-complex="12pt"/>
    </style:style>
    <style:style style:name="P6" style:family="paragraph" style:parent-style-name="Standard">
      <style:text-properties fo:color="#000000" loext:opacity="100%" style:font-name="Liberation Serif" fo:font-size="12pt" officeooo:rsid="0016d467" officeooo:paragraph-rsid="000303cc" style:font-size-asian="12pt" style:font-size-complex="12pt"/>
    </style:style>
    <style:style style:name="P7" style:family="paragraph" style:parent-style-name="Standard">
      <style:text-properties fo:color="#000000" loext:opacity="100%" style:font-name="Liberation Serif" fo:font-size="12pt" officeooo:rsid="001c0234" officeooo:paragraph-rsid="000303cc" style:font-size-asian="12pt" style:font-size-complex="12pt"/>
    </style:style>
    <style:style style:name="P8" style:family="paragraph" style:parent-style-name="Standard">
      <style:text-properties fo:color="#000000" loext:opacity="100%" style:font-name="Liberation Serif" fo:font-size="12pt" officeooo:rsid="001f476d" officeooo:paragraph-rsid="000303cc" style:font-size-asian="12pt" style:font-size-complex="12pt"/>
    </style:style>
    <style:style style:name="P9" style:family="paragraph" style:parent-style-name="Standard">
      <style:text-properties fo:color="#000000" loext:opacity="100%" style:font-name="Liberation Serif" fo:font-size="12pt" officeooo:rsid="0021f09d" officeooo:paragraph-rsid="000303cc" style:font-size-asian="12pt" style:font-size-complex="12pt"/>
    </style:style>
    <style:style style:name="P10" style:family="paragraph" style:parent-style-name="Standard">
      <style:text-properties fo:color="#000000" loext:opacity="100%" style:font-name="Liberation Serif" fo:font-size="12pt" officeooo:rsid="00240d73" officeooo:paragraph-rsid="000303cc" style:font-size-asian="12pt" style:font-size-complex="12pt"/>
    </style:style>
    <style:style style:name="P11" style:family="paragraph" style:parent-style-name="Standard">
      <style:text-properties fo:color="#000000" loext:opacity="100%" style:font-name="Liberation Serif" fo:font-size="12pt" officeooo:rsid="0024544a" officeooo:paragraph-rsid="000303cc" style:font-size-asian="12pt" style:font-size-complex="12pt"/>
    </style:style>
    <style:style style:name="P12" style:family="paragraph" style:parent-style-name="Standard">
      <style:text-properties fo:color="#000000" loext:opacity="100%" style:font-name="Liberation Serif" fo:font-size="12pt" officeooo:rsid="0024c349" officeooo:paragraph-rsid="000303cc" style:font-size-asian="12pt" style:font-size-complex="12pt"/>
    </style:style>
    <style:style style:name="P13" style:family="paragraph" style:parent-style-name="Standard">
      <style:text-properties fo:color="#000000" loext:opacity="100%" style:font-name="Liberation Serif" fo:font-size="12pt" officeooo:rsid="002b1de0" officeooo:paragraph-rsid="000303cc" style:font-size-asian="12pt" style:font-size-complex="12pt"/>
    </style:style>
    <style:style style:name="P14" style:family="paragraph" style:parent-style-name="Standard">
      <style:text-properties fo:color="#000000" loext:opacity="100%" style:font-name="Liberation Serif" fo:font-size="12pt" officeooo:rsid="00036063" officeooo:paragraph-rsid="00036063" style:font-size-asian="12pt" style:font-size-complex="12pt"/>
    </style:style>
    <style:style style:name="P15" style:family="paragraph" style:parent-style-name="Standard">
      <style:text-properties fo:color="#000000" loext:opacity="100%" style:font-name="Liberation Serif" fo:font-size="12pt" officeooo:rsid="001c10b0" officeooo:paragraph-rsid="000303cc" style:font-size-asian="12pt" style:font-size-complex="12pt"/>
    </style:style>
    <style:style style:name="P16" style:family="paragraph" style:parent-style-name="Standard">
      <style:text-properties fo:color="#000000" loext:opacity="100%" style:font-name="Liberation Serif" fo:font-size="12pt" officeooo:rsid="001ca04e" officeooo:paragraph-rsid="000303cc" style:font-size-asian="12pt" style:font-size-complex="12pt"/>
    </style:style>
    <style:style style:name="P17" style:family="paragraph" style:parent-style-name="Standard">
      <style:text-properties fo:color="#000000" loext:opacity="100%" style:font-name="Liberation Serif" fo:font-size="12pt" officeooo:rsid="0003b484" officeooo:paragraph-rsid="0003b484" style:font-size-asian="12pt" style:font-size-complex="12pt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3b484" officeooo:paragraph-rsid="0003b484" style:font-size-asian="12pt" style:font-size-complex="12pt"/>
    </style:style>
    <style:style style:name="T1" style:family="text">
      <style:text-properties officeooo:rsid="000303cc"/>
    </style:style>
    <style:style style:name="T2" style:family="text">
      <style:text-properties officeooo:rsid="00128a3d"/>
    </style:style>
    <style:style style:name="T3" style:family="text">
      <style:text-properties officeooo:rsid="001c10b0"/>
    </style:style>
    <style:style style:name="T4" style:family="text">
      <style:text-properties officeooo:rsid="001ca04e"/>
    </style:style>
    <style:style style:name="T5" style:family="text">
      <style:text-properties officeooo:rsid="00246254"/>
    </style:style>
    <style:style style:name="T6" style:family="text">
      <style:text-properties officeooo:rsid="00253d11"/>
    </style:style>
    <style:style style:name="T7" style:family="text">
      <style:text-properties officeooo:rsid="0024544a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1ca04e"/>
    </style:style>
    <style:style style:name="T10" style:family="text">
      <style:text-properties fo:font-variant="normal" fo:text-transform="none" fo:letter-spacing="normal" fo:font-style="normal" fo:font-weight="normal" officeooo:rsid="000303cc"/>
    </style:style>
    <style:style style:name="T11" style:family="text">
      <style:text-properties officeooo:rsid="0003b4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liot<text:tab/><text:tab/><text:tab/><text:tab/><text:tab/><text:tab/><text:tab/><text:tab/><text:tab/><text:tab/><text:tab/><text:tab/><text:tab/></text:p>
      <text:p text:style-name="P14">Chauve </text:p>
      <text:p text:style-name="P14"><text:tab/><text:tab/><text:tab/><text:tab/><text:tab/><text:tab/>Histoire </text:p>
      <text:p text:style-name="P14"/>
      <text:p text:style-name="P14">Date<text:span text:style-name="T11">s</text:span> :</text:p>
      <text:p text:style-name="P1">1789 : louis XVI est marier avec marie Antoinette </text:p>
      <text:p text:style-name="P2">l 5 mai 1789 : Louis XVI se résout a convoquer les états généraux</text:p>
      <text:p text:style-name="P3">17 juin 1789 : ils se rebellent et se proclament assembler nationale.</text:p>
      <text:p text:style-name="P3">20 juin : Le roi ferme <text:span text:style-name="T1">la</text:span> salle de réunion <text:span text:style-name="T1">des</text:span> députées du tiers-etat</text:p>
      <text:p text:style-name="P4">14 <text:span text:style-name="T1">juillet </text:span>1789 : <text:span text:style-name="T1">prise de la bastille </text:span></text:p>
      <text:p text:style-name="P5"><text:span text:style-name="T2">4 août 1789 : aboli</text:span><text:span text:style-name="T1">tion</text:span><text:span text:style-name="T2"> </text:span><text:span text:style-name="T1">d</text:span><text:span text:style-name="T2">es privilège de la noblesse et du clergé</text:span></text:p>
      <text:p text:style-name="P6">26 <text:span text:style-name="T1">août</text:span> 1789 : déclaration des droits de l’homme et du citoyen </text:p>
      <text:p text:style-name="P7">14 juillet 1790 : fête de la fédération</text:p>
      <text:p text:style-name="P7">21 juin 1791 : <text:span text:style-name="T1">le roi</text:span> s’enfuir en Autriche</text:p>
      <text:p text:style-name="P7">printemp<text:span text:style-name="T1">s</text:span> 1792 : la France déclare la guerre a l’Autriche et a la Prusse</text:p>
      <text:p text:style-name="P15">10 août 1792 : Louis XVI est arrêter </text:p>
      <text:p text:style-name="P7"><text:span text:style-name="T8">21 janvier 1793 : <text:s/></text:span><text:span text:style-name="T9">mort </text:span><text:span text:style-name="T10">Louis XVI</text:span></text:p>
      <text:p text:style-name="P16">10 septembre 1792 : la France révolutionnaire est sauver</text:p>
      <text:p text:style-name="P7"><text:span text:style-name="T4">21 janvier 1793 : </text:span><text:span text:style-name="T3">Louis XVI </text:span><text:span text:style-name="T4">condamné a mort et guillotiner</text:span></text:p>
      <text:p text:style-name="P8">2 juin : les montagnard prennent le pouvoir par un coup d’état</text:p>
      <text:p text:style-name="P9">juin 1794 :victoire de Fleurus </text:p>
      <text:p text:style-name="P9">27 juillet 1794 : Robe pierre arrêter et guillotiner</text:p>
      <text:p text:style-name="P10">9 novembre 1799 : Bonapart rentre d’égipte et participe a un coup d’état</text:p>
      <text:p text:style-name="P11"><text:span text:style-name="T5">2 décembre en 1804 : </text:span>Bonapart <text:span text:style-name="T5">est sacré </text:span><text:span text:style-name="T1">empereur </text:span></text:p>
      <text:p text:style-name="P12"><text:span text:style-name="T6">1804 : Napoléon </text:span><text:span text:style-name="T7">Bonapart</text:span><text:span text:style-name="T6"> </text:span><text:span text:style-name="T1">crée</text:span><text:span text:style-name="T6"> le code civile</text:span></text:p>
      <text:p text:style-name="P13">1791 : le mètre, le litre et le gramme </text:p>
      <text:p text:style-name="P13">1789 : l’église <text:span text:style-name="T1">deviens</text:span> bien nationaux</text:p>
      <text:p text:style-name="P13"/>
      <text:p text:style-name="P17">Définitions : </text:p>
      <text:p text:style-name="P18">Le Directoire : le Directoire est la forme de gouvernement prise par la Ière République entre 1795 et 1799. Un directoire composé de cinq membres détient le pouvoir exécutif.</text:p>
      <text:p text:style-name="P18">La Convention : La Convention nationale est à la fois le régime politique français et le Parlement qui gouverne la France du 21 septembre 1792 au 26 octobre 1795 lors de la Révolution française. Elle succède à l'Assemblée législative et fonde la Première Républiq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9:48:06.185594639</meta:creation-date>
    <dc:date>2022-10-05T20:33:35.931398766</dc:date>
    <meta:editing-duration>PT45M29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29" meta:word-count="299" meta:character-count="1644" meta:non-whitespace-character-count="1344"/>
  </office:meta>
</office:document-meta>
</file>